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</style:style>
    <style:style style:name="P2" style:family="paragraph" style:parent-style-name="Standard" style:list-style-name="L3">
      <style:paragraph-properties fo:line-height="200%"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hariah Alber</text:p>
      <text:p text:style-name="Standard">February 6, 2016</text:p>
      <text:p text:style-name="Standard">Senior Project Outline</text:p>
      <text:p text:style-name="P1">Karate Tournament Utility Outline</text:p>
      <text:list xml:id="list6473431594191249370" text:style-name="L3">
        <text:list-item>
          <text:p text:style-name="P2">Users</text:p>
          <text:list>
            <text:list-item>
              <text:p text:style-name="P2">participants</text:p>
              <text:list>
                <text:list-item>
                  <text:p text:style-name="P2">keep track of teammates scores or somebody they are following </text:p>
                </text:list-item>
              </text:list>
            </text:list-item>
            <text:list-item>
              <text:p text:style-name="P2">Score keepers</text:p>
              <text:list>
                <text:list-item>
                  <text:p text:style-name="P2">Make quick and precise adding up scores. Also, find the rankings among participants</text:p>
                </text:list-item>
              </text:list>
            </text:list-item>
            <text:list-item>
              <text:p text:style-name="P2">Data entry manager (2 options here. Depends if I can get a hold of data manager)</text:p>
              <text:list>
                <text:list-item>
                  <text:p text:style-name="P2">Use it to input quick information (build my own data server)</text:p>
                </text:list-item>
                <text:list-item>
                  <text:p text:style-name="P2">If I go with my second option it might be easier formatted printable sheets to enter data.</text:p>
                </text:list-item>
              </text:list>
            </text:list-item>
            <text:list-item>
              <text:p text:style-name="P2">PKC/TKA/AAU karate tournament</text:p>
              <text:list>
                <text:list-item>
                  <text:p text:style-name="P2">Any tournament can use this utility to make it easier to score at tournaments</text:p>
                </text:list-item>
              </text:list>
            </text:list-item>
          </text:list>
        </text:list-item>
        <text:list-item>
          <text:p text:style-name="P2">Problem</text:p>
          <text:list>
            <text:list-item>
              <text:p text:style-name="P2">All done through paper work</text:p>
            </text:list-item>
            <text:list-item>
              <text:p text:style-name="P2">each process is done in multiple steps</text:p>
            </text:list-item>
            <text:list-item>
              <text:p text:style-name="P2">paper data entry</text:p>
            </text:list-item>
            <text:list-item>
              <text:p text:style-name="P2">longer processing of end results</text:p>
            </text:list-item>
          </text:list>
        </text:list-item>
        <text:list-item>
          <text:p text:style-name="P2">What is it?</text:p>
          <text:list>
            <text:list-item>
              <text:p text:style-name="P2">A tool anybody could use to help them in scoring for karate tournaments.</text:p>
            </text:list-item>
            <text:list-item>
              <text:p text:style-name="P2">Easier Data entry tool for putting in season points.</text:p>
            </text:list-item>
          </text:list>
        </text:list-item>
        <text:list-item>
          <text:p text:style-name="P2">Technology being used</text:p>
          <text:list>
            <text:list-item>
              <text:p text:style-name="P2">Website</text:p>
              <text:list>
                <text:list-item>
                  <text:p text:style-name="P2">mostly pc</text:p>
                </text:list-item>
                <text:list-item>
                  <text:p text:style-name="P2">maybe tablet</text:p>
                </text:list-item>
              </text:list>
            </text:list-item>
            <text:list-item>
              <text:p text:style-name="P2"><text:soft-page-break/>Not going to happen</text:p>
              <text:list>
                <text:list-item>
                  <text:p text:style-name="P2">Phone ( a lot more time would have to go into this)</text:p>
                </text:list-item>
              </text:list>
            </text:list-item>
          </text:list>
        </text:list-item>
        <text:list-item>
          <text:p text:style-name="P2">Languages being used (e.g. code)</text:p>
          <text:list>
            <text:list-item>
              <text:p text:style-name="P2">HTML</text:p>
              <text:list>
                <text:list-item>
                  <text:p text:style-name="P2">Build of the main website</text:p>
                </text:list-item>
              </text:list>
            </text:list-item>
            <text:list-item>
              <text:p text:style-name="P2">CSS</text:p>
              <text:list>
                <text:list-item>
                  <text:p text:style-name="P2">The style of the website</text:p>
                </text:list-item>
              </text:list>
            </text:list-item>
            <text:list-item>
              <text:p text:style-name="P2">JavaScript</text:p>
              <text:list>
                <text:list-item>
                  <text:p text:style-name="P2">Mechanics of the website</text:p>
                </text:list-item>
              </text:list>
            </text:list-item>
            <text:list-item>
              <text:p text:style-name="P2">Python</text:p>
              <text:list>
                <text:list-item>
                  <text:p text:style-name="P2">Server side</text:p>
                </text:list-item>
              </text:list>
            </text:list-item>
            <text:list-item>
              <text:p text:style-name="P2">C++</text:p>
              <text:list>
                <text:list-item>
                  <text:p text:style-name="P2">data storage side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6-02-08T19:33:28.75</meta:creation-date>
    <dc:date>2016-02-08T22:12:35.56</dc:date>
    <dc:creator>Zachariah Alber</dc:creator>
    <meta:editing-duration>PT2H39M4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2" meta:paragraph-count="39" meta:word-count="234" meta:character-count="1206"/>
  </office:meta>
</office:document-meta>
</file>